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6ede1"/>
    </style:style>
    <style:style style:name="P2" style:family="paragraph" style:parent-style-name="Text_20_body">
      <style:text-properties officeooo:paragraph-rsid="0008ab7a"/>
    </style:style>
    <style:style style:name="P3" style:family="paragraph" style:parent-style-name="Text_20_body">
      <style:text-properties officeooo:paragraph-rsid="0008ea8f"/>
    </style:style>
    <style:style style:name="P4" style:family="paragraph" style:parent-style-name="Text_20_body">
      <style:text-properties officeooo:paragraph-rsid="000b774a"/>
    </style:style>
    <style:style style:name="P5" style:family="paragraph" style:parent-style-name="Heading_20_2">
      <style:paragraph-properties fo:break-before="page"/>
    </style:style>
    <style:style style:name="P6" style:family="paragraph" style:parent-style-name="Heading_20_2">
      <style:paragraph-properties fo:break-before="page"/>
      <style:text-properties officeooo:paragraph-rsid="0012cc61"/>
    </style:style>
    <style:style style:name="P7" style:family="paragraph" style:parent-style-name="Text_20_body">
      <style:text-properties officeooo:paragraph-rsid="000b774a"/>
    </style:style>
    <style:style style:name="P8" style:family="paragraph" style:parent-style-name="Text_20_body">
      <style:text-properties officeooo:rsid="001111dc" officeooo:paragraph-rsid="0011f3b4"/>
    </style:style>
    <style:style style:name="P9" style:family="paragraph" style:parent-style-name="Text_20_body">
      <style:text-properties officeooo:rsid="001111dc" officeooo:paragraph-rsid="0012074f"/>
    </style:style>
    <style:style style:name="P10" style:family="paragraph" style:parent-style-name="Text_20_body">
      <style:text-properties officeooo:rsid="0011f3b4" officeooo:paragraph-rsid="0011f3b4"/>
    </style:style>
    <style:style style:name="P11" style:family="paragraph" style:parent-style-name="Text_20_body">
      <style:text-properties officeooo:rsid="0013f4aa" officeooo:paragraph-rsid="0013f4aa"/>
    </style:style>
    <style:style style:name="P12" style:family="paragraph" style:parent-style-name="Text_20_body">
      <style:text-properties officeooo:rsid="0013f4aa" officeooo:paragraph-rsid="0015854f"/>
    </style:style>
    <style:style style:name="P13" style:family="paragraph" style:parent-style-name="Text_20_body">
      <style:text-properties officeooo:rsid="0018b579" officeooo:paragraph-rsid="0018b579"/>
    </style:style>
    <style:style style:name="T1" style:family="text">
      <style:text-properties fo:font-weight="normal" officeooo:rsid="0006ede1" style:font-weight-asian="normal" style:font-weight-complex="normal"/>
    </style:style>
    <style:style style:name="T2" style:family="text">
      <style:text-properties fo:font-weight="normal" officeooo:rsid="0008ab7a" style:font-weight-asian="normal" style:font-weight-complex="normal"/>
    </style:style>
    <style:style style:name="T3" style:family="text">
      <style:text-properties fo:font-weight="normal" officeooo:rsid="0008ea8f" style:font-weight-asian="normal" style:font-weight-complex="normal"/>
    </style:style>
    <style:style style:name="T4" style:family="text">
      <style:text-properties fo:font-weight="normal" officeooo:rsid="0009ffdb" style:font-weight-asian="normal" style:font-weight-complex="normal"/>
    </style:style>
    <style:style style:name="T5" style:family="text">
      <style:text-properties fo:font-weight="normal" officeooo:rsid="000b774a" style:font-weight-asian="normal" style:font-weight-complex="normal"/>
    </style:style>
    <style:style style:name="T6" style:family="text">
      <style:text-properties fo:font-weight="normal" officeooo:rsid="000d5c6d" style:font-weight-asian="normal" style:font-weight-complex="normal"/>
    </style:style>
    <style:style style:name="T7" style:family="text">
      <style:text-properties fo:font-weight="normal" officeooo:rsid="000f28be" style:font-weight-asian="normal" style:font-weight-complex="normal"/>
    </style:style>
    <style:style style:name="T8" style:family="text">
      <style:text-properties fo:font-weight="normal" officeooo:rsid="001111dc" style:font-weight-asian="normal" style:font-weight-complex="normal"/>
    </style:style>
    <style:style style:name="T9" style:family="text">
      <style:text-properties fo:font-size="24pt" style:font-size-asian="24pt" style:font-size-complex="24pt"/>
    </style:style>
    <style:style style:name="T10" style:family="text">
      <style:text-properties officeooo:rsid="0011f3b4"/>
    </style:style>
    <style:style style:name="T11" style:family="text">
      <style:text-properties officeooo:rsid="0012074f"/>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0f28be" style:font-style-asian="italic" style:font-weight-asian="normal" style:font-style-complex="italic" style:font-weight-complex="normal"/>
    </style:style>
    <style:style style:name="T14" style:family="text">
      <style:text-properties officeooo:rsid="0013f4aa"/>
    </style:style>
    <style:style style:name="T15" style:family="text">
      <style:text-properties officeooo:rsid="0015854f"/>
    </style:style>
    <style:style style:name="T16" style:family="text">
      <style:text-properties officeooo:rsid="0016c63b"/>
    </style:style>
    <style:style style:name="T17" style:family="text">
      <style:text-properties officeooo:rsid="0018b5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text:span text:style-name="T9">Panel 3 – AI Policy Geo-Harmonization</text:span></text:span></text:p>
      <text:p text:style-name="P1"><text:span text:style-name="Strong_20_Emphasis"><text:span text:style-name="T1">In Panel 3 – AI Policy Geo-Harmonization, Eva Kaili from the European Parliament, Ivana Bartoletti from Deloitte, Robert Mandelin from FIPRA, and David Campos from Nestle explore the current regulations imposed on algorithmic decision-making, the effects of divergent regional regulations on business development, and how to move towards a clear global framework for governing artificial intelligence </text:span></text:span><text:span text:style-name="Strong_20_Emphasis"><text:span text:style-name="T3">(AI)</text:span></text:span><text:span text:style-name="Strong_20_Emphasis"><text:span text:style-name="T1">. </text:span></text:span></text:p>
      <text:p text:style-name="P2"><text:span text:style-name="Strong_20_Emphasis"><text:span text:style-name="T2">In Europe, the development of General Data Protection Regulation </text:span></text:span><text:span text:style-name="Strong_20_Emphasis"><text:span text:style-name="T3">(GDPR)</text:span></text:span><text:span text:style-name="Strong_20_Emphasis"><text:span text:style-name="T2"> marked a milestone legislation that aims to uphold the privacy of individuals. Further legislation to govern the fairness of algorithmic decision-making is currently in development in the European Parliament. To develop effective legislation requires co-development among many stakeholders from governments, companies, and individuals in an effort to balance both the societal benefit of these emerging technologies while ensuring </text:span></text:span><text:span text:style-name="Strong_20_Emphasis"><text:span text:style-name="T3">fairness and protection for everyone. </text:span></text:span><text:span text:style-name="Strong_20_Emphasis"><text:span text:style-name="T5">One role of regulators is to create public trust in these emerging technologies to reduce skepticism and to expand their societal benefit. </text:span></text:span><text:span text:style-name="Strong_20_Emphasis"><text:span text:style-name="T3">Prior to developing completely new regulation however, <text:s/>regulators should evaluate how existing regulations on discrimination and human rights can be extended into the space of algorithmic decision making. </text:span></text:span></text:p>
      <text:p text:style-name="P3"><text:span text:style-name="Strong_20_Emphasis"><text:span text:style-name="T3">In the current technological landscape, the contrasting regulations across different jurisdictions also poses significant challenges for businesses to pursue and invest in AI. Regulations like the GDPR limit the free flow of information within companies that operate across different regions. </text:span></text:span><text:span text:style-name="Strong_20_Emphasis"><text:span text:style-name="T5">A potential solution involves utilizing data and training these algorithmic decision-makers at a regional level where the technology moves to the data, as opposed to the data flowing to the technology. </text:span></text:span><text:span text:style-name="Strong_20_Emphasis"><text:span text:style-name="T3">With how dependent algorithmic decision making depends on manipulating and learning from data, a clear global regulatory framework would be greatly beneficial to reduce uncertainty in pursuing technological development. </text:span></text:span></text:p>
      <text:p text:style-name="P4"><text:span text:style-name="Strong_20_Emphasis"><text:span text:style-name="T4">With a growing desire to create new regulations for technological development across the world, the need to achieve a geo-harmonized solution becomes increasingly important to create clarity for business to pursue these burgeoning technologies while ensuring that emerging shared values on privacy, fairness, and trustworthiness are upheld. Institutions such as IEEE, UNESCO, ISO, or the Council of Europe could play critical roles in helping build a common framework across different countries and jurisdictions. </text:span></text:span><text:span text:style-name="Strong_20_Emphasis"><text:span text:style-name="T5">While there is progress on building these common frameworks and evidence towards growing consensus over shared values, the current landscape present significant challenges on creating a fully regulatory compliant and globally operational technological algorithmic solutions.</text:span></text:span></text:p>
      <text:p text:style-name="P4"><text:span text:style-name="Strong_20_Emphasis"><text:span text:style-name="T5">With multiple stakeholders within a regional jurisdiction and the development of different regulations across the global community, a geo-harmonizat</text:span></text:span><text:span text:style-name="Strong_20_Emphasis"><text:span text:style-name="T6">ion</text:span></text:span><text:span text:style-name="Strong_20_Emphasis"><text:span text:style-name="T5"> faces many challenges. </text:span></text:span><text:span text:style-name="Strong_20_Emphasis"><text:span text:style-name="T6">However, the growing consensus over shared values and the need <text:s/>for regulatory clarity are opening new opportunities toward the implementation of a cross-border coordinated global approach for AI Policy.</text:span></text:span></text:p>
      <text:h text:style-name="P6" text:outline-level="2"><text:span text:style-name="Strong_20_Emphasis">A parallel evolutionary multiple-try metropolis Markov Chain Monte Carlo algorithm for sampling spatial partitions</text:span></text:h>
      <text:p text:style-name="Text_20_body"><text:span text:style-name="Strong_20_Emphasis"><text:span text:style-name="T12">Improving Societal Governance in the Age of AI (</text:span></text:span><text:span text:style-name="Strong_20_Emphasis"><text:span text:style-name="T13">i.e. </text:span></text:span><text:span text:style-name="Strong_20_Emphasis"><text:span text:style-name="T12">Redistricting with Supercomputers)</text:span></text:span></text:p>
      <text:p text:style-name="Text_20_body"><text:span text:style-name="Strong_20_Emphasis"><text:span text:style-name="T7">Current methods for determining districts for first-past-the-post voting systems presents many challenges and many questions regarding how partisanship can affect the fairness of the electoral maps drawn. Leveraging computers and algorithmic methods to generate maps is one approach towards creating more representative and fair boundaries. These methods, however, require </text:span></text:span><text:span text:style-name="Strong_20_Emphasis"><text:span text:style-name="T8">a novel approach to approximate what would otherwise be an NP-Hard problem. Tam and Liu present on an evolutionary Markov Chain Monte Carlo (EMCMC) algorithm that can leverage powerful supercomputers to parallelize and rapidly sample spatial partitions for creating distributions of electoral maps. These results can then be deliberated on by human collaborators to determine a fair outcome. </text:span></text:span></text:p>
      <text:p text:style-name="P8">One of the main motivations behind this work is to generate a representative distribution of valid maps while adhering to the many constraints involved in drawing electoral boundaries. While the use of simple Monte Carlo (MC) or Markov Chain Monte Carlo (MCMC) simulations have been previously used, they typically failed to create a distribution that matched the true distribution of possible valid maps. EMCMC was capable of producing a result much closer to the true distribution. <text:span text:style-name="T10">One of the key elements of (E)MCMC is u</text:span>sing a Metropolis-Hastings <text:span text:style-name="T10">algorithm to create random samples, which when aggregated, create a representative distribution. </text:span></text:p>
      <text:p text:style-name="P9">Another major element in the research is related to leveraging parallel processing of the Blue Waters supercomputer. <text:span text:style-name="T10">Alongside</text:span> extensive map restrictions, the generation of a<text:span text:style-name="T10">ll possible maps is </text:span><text:span text:style-name="T11">an </text:span><text:span text:style-name="T10">intractable </text:span><text:span text:style-name="T11">problem</text:span><text:span text:style-name="T10">, necessitating a</text:span><text:span text:style-name="T11">n</text:span><text:span text:style-name="T10"> approximation method such as EMCMC. </text:span><text:span text:style-name="T11">To improve performance, </text:span>the algorithm <text:span text:style-name="T11">utilizes</text:span> sending and receiving buffers <text:span text:style-name="T11">to</text:span> <text:span text:style-name="T10">reduce down-time needed for data transfers, </text:span><text:span text:style-name="T11">a methodology</text:span><text:span text:style-name="T10"> </text:span><text:span text:style-name="T11">which </text:span><text:span text:style-name="T10">was shown to scale well with increased parallelization. </text:span></text:p>
      <text:p text:style-name="P10"><text:span text:style-name="T11">The development this algorithm has applications in determining whether partisan gerrymandering has potentially occurred and to provide human map-makers with a tool to help generate and decide on an appropriate electoral map. Ultimately, t</text:span>he goals of this research is to create a machine tool that works collaboratively with humans, to make public information more available thus dismantling the data or expertise monopoly, increase engagement with democratic theory with <text:span text:style-name="T11">greater access to</text:span> information, and <text:span text:style-name="T11">to </text:span>challenge <text:s/>how we understand and conceptualize fairness.</text:p>
      <text:h text:style-name="P5" text:outline-level="2">Really Useful Data -- A Framework to Evaluate the Quality of Differentially Private Synthetic Dat<text:span text:style-name="T14">a</text:span></text:h>
      <text:p text:style-name="P11">With the advances in generational-adversarial networks (GANs) in creating realistic synthetic images, one potential application is to generate representative synthetic data. Synthetic data serves many purposes across research, government bodies, and businesses where the role of data continue to grow in decision making processes. An evaluation of the effectiveness of synthetic data in representing the original data set is currently lacking, however. Arnold and Neunhoeffer propose a new benchmark to evaluate differentially private synthetic data. </text:p>
      <text:p text:style-name="P12">With certain restrictions for ethical handling of data, sometime written into law, synthetic data serves as one method to allow for data analysis while still preserving privacy. Differentially private synthetic data aims to protect privacy with principled guarantees while maintaining data utility. <text:span text:style-name="T15">Creation of s</text:span>ynthetic data allows for certain sensitive research to be reproduced, potential greater access to government-collected information, and the outsourcing of data analytics by businesses. </text:p>
      <text:p text:style-name="P12"><text:span text:style-name="T15">Determining that synthetic data is representative or suitable is not a </text:span><text:span text:style-name="T16">trivial</text:span><text:span text:style-name="T15"> task, however. </text:span><text:span text:style-name="T16">The diversity of data types can present one potential issue in synthetic data. Ensuring data types (continuous vs. Integer values) and logical consistency (no impossible data combinations) are too examples of where synthetic data could create irregular results. Additionally, suitability presents many challenges as many analyses are context dependent. General utility metrics may not capture or ensure that the </text:span><text:span text:style-name="T17">context-specific </text:span><text:span text:style-name="T16">signals captured in the original data are present when synthesized. </text:span></text:p>
      <text:p text:style-name="P13">A benchmark that allows researchers to ensure their synthetic data maintains utility is one step towards better data synthesis. Specifically, these benchmarks should provide details on training data similarity and generalization similarity as well as the specific utility and general utility of the synthesized data. By specifying the goals of the analyses, such as inference vs. prediction, allowing for a more selective accommodation of data reproduction goals. This framework was build from a data user perspective and aims to advance the quality-privacy frontier.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7T13:49:11.406686101</meta:creation-date>
    <dc:date>2020-11-17T23:54:04.454560452</dc:date>
    <meta:editing-duration>PT37M55S</meta:editing-duration>
    <meta:editing-cycles>7</meta:editing-cycles>
    <meta:generator>LibreOffice/6.4.6.2$Linux_X86_64 LibreOffice_project/40$Build-2</meta:generator>
    <meta:document-statistic meta:table-count="0" meta:image-count="0" meta:object-count="0" meta:page-count="3" meta:paragraph-count="17" meta:word-count="1147" meta:character-count="8165" meta:non-whitespace-character-count="7020"/>
  </office:meta>
</office:document-meta>
</file>